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onospace" svg:font-family="monospace"/>
    <style:font-face style:name="sans-serif" svg:font-family="sans-serif"/>
    <style:font-face style:name="FreeSans1" svg:font-family="FreeSans" style:font-family-generic="swiss"/>
    <style:font-face style:name="LM Mono 12" svg:font-family="'LM Mono 12'" style:font-pitch="fixed"/>
    <style:font-face style:name="cmex10" svg:font-family="cmex10" style:font-pitch="variable"/>
    <style:font-face style:name="Bitstream Vera Serif" svg:font-family="'Bitstream Vera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e6b79" officeooo:paragraph-rsid="000e6b79"/>
    </style:style>
    <style:style style:name="P2" style:family="paragraph" style:parent-style-name="Standard">
      <style:text-properties officeooo:rsid="000e6b79" officeooo:paragraph-rsid="000fc39a"/>
    </style:style>
    <style:style style:name="P3" style:family="paragraph" style:parent-style-name="Standard">
      <style:text-properties officeooo:rsid="00136236" officeooo:paragraph-rsid="00136236"/>
    </style:style>
    <style:style style:name="P4" style:family="paragraph" style:parent-style-name="Standard">
      <style:text-properties style:text-position="0% 100%" style:font-name="Bitstream Vera Serif" fo:font-size="10pt" officeooo:rsid="00136236" officeooo:paragraph-rsid="00136236" style:font-size-asian="10pt" style:font-size-complex="10pt"/>
    </style:style>
    <style:style style:name="P5" style:family="paragraph" style:parent-style-name="Standard">
      <style:text-properties style:text-position="0% 100%" style:font-name="Bitstream Vera Serif" fo:font-size="10pt" officeooo:rsid="00136236" officeooo:paragraph-rsid="001524f2" style:font-size-asian="10pt" style:font-size-complex="10pt"/>
    </style:style>
    <style:style style:name="P6" style:family="paragraph" style:parent-style-name="Standard">
      <style:text-properties style:text-position="0% 100%" style:font-name="Bitstream Vera Serif" fo:font-size="10pt" officeooo:rsid="0017068a" officeooo:paragraph-rsid="0017068a" style:font-size-asian="10pt" style:font-size-complex="10pt"/>
    </style:style>
    <style:style style:name="P7" style:family="paragraph" style:parent-style-name="Standard" style:list-style-name="L4">
      <style:text-properties style:text-position="0% 100%" style:font-name="Bitstream Vera Serif" fo:font-size="10pt" officeooo:rsid="0017068a" officeooo:paragraph-rsid="0017068a" style:font-size-asian="10pt" style:font-size-complex="10pt"/>
    </style:style>
    <style:style style:name="P8" style:family="paragraph" style:parent-style-name="Standard" style:list-style-name="L5">
      <style:text-properties style:text-position="0% 100%" style:font-name="Bitstream Vera Serif" fo:font-size="10pt" officeooo:rsid="0017068a" officeooo:paragraph-rsid="0017068a" style:font-size-asian="10pt" style:font-size-complex="10pt"/>
    </style:style>
    <style:style style:name="P9" style:family="paragraph" style:parent-style-name="Standard" style:list-style-name="L7">
      <style:text-properties style:text-position="0% 100%" style:font-name="Bitstream Vera Serif" fo:font-size="10pt" officeooo:rsid="0017068a" officeooo:paragraph-rsid="0017068a" style:font-size-asian="10pt" style:font-size-complex="10pt"/>
    </style:style>
    <style:style style:name="P10" style:family="paragraph" style:parent-style-name="Standard">
      <style:text-properties style:text-position="0% 100%" style:font-name="Bitstream Vera Serif" fo:font-size="10pt" officeooo:rsid="00175db6" officeooo:paragraph-rsid="00175db6" style:font-size-asian="10pt" style:font-size-complex="10pt"/>
    </style:style>
    <style:style style:name="P11" style:family="paragraph" style:parent-style-name="Standard" style:list-style-name="L6">
      <style:text-properties style:text-position="0% 100%" style:font-name="Bitstream Vera Serif" fo:font-size="10pt" officeooo:rsid="00175db6" officeooo:paragraph-rsid="00175db6" style:font-size-asian="10pt" style:font-size-complex="10pt"/>
    </style:style>
    <style:style style:name="P12" style:family="paragraph" style:parent-style-name="Standard" style:list-style-name="L8">
      <style:text-properties style:text-position="0% 100%" style:font-name="Bitstream Vera Serif" fo:font-size="10pt" officeooo:rsid="00175db6" officeooo:paragraph-rsid="00175db6" style:font-size-asian="10pt" style:font-size-complex="10pt"/>
    </style:style>
    <style:style style:name="P13" style:family="paragraph" style:parent-style-name="Standard" style:list-style-name="L4">
      <style:text-properties style:text-position="0% 100%" style:font-name="Bitstream Vera Serif" fo:font-size="10pt" fo:font-weight="normal" officeooo:rsid="0017068a" officeooo:paragraph-rsid="0017068a" style:font-size-asian="10pt" style:font-weight-asian="normal" style:font-size-complex="10pt" style:font-weight-complex="normal"/>
    </style:style>
    <style:style style:name="P14" style:family="paragraph" style:parent-style-name="Standard">
      <style:text-properties style:text-position="0% 100%" style:font-name="Bitstream Vera Serif" fo:font-size="10pt" fo:font-weight="normal" officeooo:rsid="00175db6" officeooo:paragraph-rsid="00175db6" style:font-size-asian="10pt" style:font-weight-asian="normal" style:font-size-complex="10pt" style:font-weight-complex="normal"/>
    </style:style>
    <style:style style:name="P15" style:family="paragraph" style:parent-style-name="Standard" style:list-style-name="L8">
      <style:text-properties style:text-position="0% 100%" style:font-name="Bitstream Vera Serif" fo:font-size="10pt" fo:font-weight="normal" officeooo:rsid="00175db6" officeooo:paragraph-rsid="00175db6" style:font-size-asian="10pt" style:font-weight-asian="normal" style:font-size-complex="10pt" style:font-weight-complex="normal"/>
    </style:style>
    <style:style style:name="P16" style:family="paragraph" style:parent-style-name="Standard" style:list-style-name="L9">
      <style:text-properties style:text-position="0% 100%" style:font-name="Bitstream Vera Serif" fo:font-size="10pt" fo:font-weight="normal" officeooo:rsid="00175db6" officeooo:paragraph-rsid="00175db6" style:font-size-asian="10pt" style:font-weight-asian="normal" style:font-size-complex="10pt" style:font-weight-complex="normal"/>
    </style:style>
    <style:style style:name="P17" style:family="paragraph" style:parent-style-name="Standard" style:list-style-name="L11">
      <style:text-properties style:text-position="0% 100%" style:font-name="Bitstream Vera Serif" fo:font-size="10pt" fo:font-weight="normal" officeooo:rsid="00175db6" officeooo:paragraph-rsid="00175db6" style:font-size-asian="10pt" style:font-weight-asian="normal" style:font-size-complex="10pt" style:font-weight-complex="normal"/>
    </style:style>
    <style:style style:name="P18" style:family="paragraph" style:parent-style-name="Standard">
      <style:text-properties style:text-position="0% 100%" style:font-name="Bitstream Vera Serif" fo:font-size="10pt" fo:font-weight="bold" officeooo:rsid="0017068a" officeooo:paragraph-rsid="0017068a" style:font-size-asian="10pt" style:font-weight-asian="bold" style:font-size-complex="10pt" style:font-weight-complex="bold"/>
    </style:style>
    <style:style style:name="P19" style:family="paragraph" style:parent-style-name="Standard">
      <style:text-properties style:text-position="0% 100%" style:font-name="Bitstream Vera Serif" fo:font-size="8pt" officeooo:rsid="00136236" officeooo:paragraph-rsid="00136236" style:font-size-asian="8pt" style:font-size-complex="8pt"/>
    </style:style>
    <style:style style:name="P20" style:family="paragraph" style:parent-style-name="Standard" style:list-style-name="L2">
      <style:text-properties style:text-position="0% 100%" style:font-name="Bitstream Vera Serif" fo:font-size="8pt" officeooo:rsid="00136236" officeooo:paragraph-rsid="00136236" style:font-size-asian="8pt" style:font-size-complex="8pt"/>
    </style:style>
    <style:style style:name="P21" style:family="paragraph" style:parent-style-name="Standard" style:list-style-name="L3">
      <style:text-properties style:text-position="0% 100%" style:font-name="Bitstream Vera Serif" fo:font-size="8pt" officeooo:rsid="00136236" officeooo:paragraph-rsid="00136236" style:font-size-asian="8pt" style:font-size-complex="8pt"/>
    </style:style>
    <style:style style:name="P22" style:family="paragraph" style:parent-style-name="Standard" style:list-style-name="L1">
      <style:text-properties officeooo:paragraph-rsid="00136236"/>
    </style:style>
    <style:style style:name="P23" style:family="paragraph" style:parent-style-name="Standard">
      <style:text-properties officeooo:paragraph-rsid="00175db6"/>
    </style:style>
    <style:style style:name="P24" style:family="paragraph" style:parent-style-name="Standard" style:list-style-name="L11">
      <style:text-properties officeooo:paragraph-rsid="00175db6"/>
    </style:style>
    <style:style style:name="P25" style:family="paragraph" style:parent-style-name="Standard" style:list-style-name="L12">
      <style:text-properties officeooo:paragraph-rsid="00175db6"/>
    </style:style>
    <style:style style:name="P26" style:family="paragraph" style:parent-style-name="Standard" style:list-style-name="L13">
      <style:text-properties officeooo:paragraph-rsid="00175db6"/>
    </style:style>
    <style:style style:name="P27" style:family="paragraph" style:parent-style-name="Standard" style:list-style-name="L13">
      <style:text-properties officeooo:paragraph-rsid="001a8abc"/>
    </style:style>
    <style:style style:name="P28" style:family="paragraph" style:parent-style-name="Standard" style:list-style-name="L14">
      <style:text-properties officeooo:paragraph-rsid="00175db6"/>
    </style:style>
    <style:style style:name="P29" style:family="paragraph" style:parent-style-name="Standard" style:list-style-name="L15">
      <style:text-properties officeooo:paragraph-rsid="00175db6"/>
    </style:style>
    <style:style style:name="P30" style:family="paragraph" style:parent-style-name="Standard" style:list-style-name="L15">
      <style:text-properties officeooo:paragraph-rsid="001b4182"/>
    </style:style>
    <style:style style:name="P31" style:family="paragraph" style:parent-style-name="Standard">
      <style:text-properties officeooo:paragraph-rsid="001b4182"/>
    </style:style>
    <style:style style:name="P32" style:family="paragraph" style:parent-style-name="Standard" style:list-style-name="L16">
      <style:text-properties officeooo:paragraph-rsid="001b4182"/>
    </style:style>
    <style:style style:name="T1" style:family="text">
      <style:text-properties style:font-name="sans-serif" fo:font-size="8.25pt"/>
    </style:style>
    <style:style style:name="T2" style:family="text">
      <style:text-properties style:font-name="sans-serif" fo:font-size="8.25pt" officeooo:rsid="000fc39a"/>
    </style:style>
    <style:style style:name="T3" style:family="text">
      <style:text-properties style:font-name="sans-serif" fo:font-size="8.25pt" officeooo:rsid="00117db4"/>
    </style:style>
    <style:style style:name="T4" style:family="text">
      <style:text-properties style:font-name="sans-serif" fo:font-size="8.25pt" fo:font-weight="bold" style:font-weight-asian="bold" style:font-weight-complex="bold"/>
    </style:style>
    <style:style style:name="T5" style:family="text">
      <style:text-properties style:font-name="sans-serif" fo:font-size="8.25pt" fo:font-weight="bold" officeooo:rsid="000fc39a" style:font-weight-asian="bold" style:font-weight-complex="bold"/>
    </style:style>
    <style:style style:name="T6" style:family="text">
      <style:text-properties style:font-name="sans-serif" fo:font-size="8.25pt" fo:font-weight="bold" officeooo:rsid="00117db4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text-position="0% 100%" style:font-name="Bitstream Vera Serif" fo:font-size="10pt" fo:font-weight="normal" officeooo:rsid="00175db6" style:font-size-asian="10pt" style:font-weight-asian="normal" style:font-size-complex="10pt" style:font-weight-complex="normal"/>
    </style:style>
    <style:style style:name="T9" style:family="text">
      <style:text-properties style:text-position="0% 100%" style:font-name="Bitstream Vera Serif" fo:font-size="8pt" fo:font-weight="bold" style:font-size-asian="8pt" style:font-weight-asian="bold" style:font-size-complex="8pt" style:font-weight-complex="bold"/>
    </style:style>
    <style:style style:name="T10" style:family="text">
      <style:text-properties style:text-position="0% 100%" style:font-name="Bitstream Vera Serif" fo:font-size="8pt" style:font-size-asian="8pt" style:font-size-complex="8pt"/>
    </style:style>
    <style:style style:name="T11" style:family="text">
      <style:text-properties style:text-position="0% 100%" style:font-name="Bitstream Vera Serif" fo:font-size="8pt" officeooo:rsid="001524f2" style:font-size-asian="8pt" style:font-size-complex="8pt"/>
    </style:style>
    <style:style style:name="T12" style:family="text">
      <style:text-properties style:text-position="0% 100%" style:font-name="Bitstream Vera Serif" fo:font-size="8pt" officeooo:rsid="00136236" style:font-size-asian="8pt" style:font-size-complex="8pt"/>
    </style:style>
    <style:style style:name="T13" style:family="text">
      <style:text-properties officeooo:rsid="001524f2"/>
    </style:style>
    <style:style style:name="T14" style:family="text">
      <style:text-properties officeooo:rsid="00175db6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officeooo:rsid="001b418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45in" fo:text-indent="-0.25in" fo:margin-left="0.544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45in" fo:text-indent="-0.25in" fo:margin-left="0.794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45in" fo:text-indent="-0.25in" fo:margin-left="1.044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45in" fo:text-indent="-0.25in" fo:margin-left="1.294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45in" fo:text-indent="-0.25in" fo:margin-left="1.544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45in" fo:text-indent="-0.25in" fo:margin-left="1.794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45in" fo:text-indent="-0.25in" fo:margin-left="2.044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45in" fo:text-indent="-0.25in" fo:margin-left="2.294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45in" fo:text-indent="-0.25in" fo:margin-left="2.544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45in" fo:text-indent="-0.25in" fo:margin-left="2.794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andos para la monitorizacion del sistema </text:p>
      <text:p text:style-name="P1"/>
      <text:p text:style-name="P2"><text:span text:style-name="T7">- </text:span><text:span text:style-name="T4">umname </text:span><text:span text:style-name="T1">informacion basica del sistema que nos mostra</text:span><text:span text:style-name="T2">ra el sistema que estamos utilizando</text:span></text:p>
      <text:p text:style-name="P2"><text:span text:style-name="T2"/></text:p>
      <text:p text:style-name="P2"><text:span text:style-name="T5">- uptime</text:span><text:span text:style-name="T1"> </text:span><text:span text:style-name="T2">muestra imf</text:span><text:span text:style-name="T3">orm</text:span><text:span text:style-name="T2">acion del tiempo </text:span><text:span text:style-name="T3">y los usuarios</text:span></text:p>
      <text:p text:style-name="P2"><text:span text:style-name="T3"/></text:p>
      <text:p text:style-name="P2"><text:span text:style-name="T6">-time</text:span><text:span text:style-name="T3">: mide el tiempo de ejecución de un programa.toma la medida de un progrma y el tiempo que se esta ejecutando</text:span></text:p>
      <text:p text:style-name="P2"><text:span text:style-name="T3"/></text:p>
      <text:p text:style-name="P3"><text:span text:style-name="T7">- </text:span><text:span text:style-name="T9">top</text:span><text:span text:style-name="T10">: sirve para saber que procesos hay en ejecución y cuanta memoria consumen., se actualiza cada tres segundos.</text:span></text:p>
      <text:p text:style-name="P19">La primera línea de información es como uptime. <text:span text:style-name="T13">Este </text:span><text:s/>indica el número de procesos y su clasificación según <text:span text:style-name="T13">su estado </text:span></text:p>
      <text:p text:style-name="P19"/>
      <text:list xml:id="list4222379141" text:style-name="L1">
        <text:list-item>
          <text:p text:style-name="P22"><text:span text:style-name="T11">s</text:span><text:span text:style-name="T12">leeping</text:span></text:p>
        </text:list-item>
      </text:list>
      <text:list xml:id="list1496478008" text:style-name="L2">
        <text:list-item>
          <text:p text:style-name="P20">running</text:p>
        </text:list-item>
        <text:list-item>
          <text:p text:style-name="P20">zombies</text:p>
        </text:list-item>
        <text:list-item>
          <text:p text:style-name="P20">stopped</text:p>
        </text:list-item>
      </text:list>
      <text:p text:style-name="P19"><text:tab/>La utilización media del procesador, clasificaco según el tipo de código:</text:p>
      <text:list xml:id="list3305137354" text:style-name="L3">
        <text:list-item>
          <text:p text:style-name="P21">user</text:p>
        </text:list-item>
        <text:list-item>
          <text:p text:style-name="P21">system</text:p>
        </text:list-item>
        <text:list-item>
          <text:p text:style-name="P21">nice</text:p>
        </text:list-item>
        <text:list-item>
          <text:p text:style-name="P21">idle</text:p>
        </text:list-item>
      </text:list>
      <text:p text:style-name="P19"/>
      <text:p text:style-name="P4">Aporta inforamción de cada proceso, en particular su <text:span text:style-name="T7">PID</text:span> (número de identificación), su</text:p>
      <text:p text:style-name="P4">propietario <text:span text:style-name="T7">(USER),</text:span> su nivel de prioridad (<text:span text:style-name="T7">PRI)</text:span> y valor del parámetro nice <text:span text:style-name="T7">(NI)</text:span>, la memoria</text:p>
      <text:p text:style-name="P4">física ocupada <text:span text:style-name="T7">(SIZE)</text:span> y la compartida<text:span text:style-name="T7"> (SHARE)</text:span>, su estado <text:span text:style-name="T7">(STAT)</text:span> que puede ser: R (running)</text:p>
      <text:p text:style-name="P5">­ S (sleeping) ­ Z (zombie) ­ D (uninterrumpible sleep) ­ T (stopped), con los modificadores:</text:p>
      <text:p text:style-name="P4">W (swapped out) ­ N (running niced) ­ &gt; (memory soft limit exceeded ­ &lt; (hight niced level).</text:p>
      <text:p text:style-name="P4">También informa acerca del último procesador usado <text:span text:style-name="T7">(LC)</text:span> y del porcentaje de uso del</text:p>
      <text:p text:style-name="P4">procesador <text:span text:style-name="T7">(%CPU)</text:span>, de uso de la memoria física <text:span text:style-name="T7">(%MEM)</text:span> del tiempo de procesador usado</text:p>
      <text:p text:style-name="P4">por el roceso <text:span text:style-name="T7">(TIME) </text:span>y del nombre del comando <text:span text:style-name="T7">(COMMAND)</text:span></text:p>
      <text:p text:style-name="P4"><text:span text:style-name="T7"/></text:p>
      <text:p text:style-name="P18">tambien en esta misma rama podemos hacer modificasiones dependiendo de lo que quremos modificar</text:p>
      <text:p text:style-name="P6"><text:span text:style-name="T7"/></text:p>
      <text:list xml:id="list3978230709" text:style-name="L4">
        <text:list-item>
          <text:p text:style-name="P13">top ­d [t]: se toman datos cada segundos.</text:p>
        </text:list-item>
        <text:list-item>
          <text:p text:style-name="P7"><text:s/>top ­b: muestreo por lotes.</text:p>
        </text:list-item>
        <text:list-item>
          <text:p text:style-name="P7">top ­u [user]: para obtener los datos de los procesos de un determinado usuario.</text:p>
        </text:list-item>
      </text:list>
      <text:p text:style-name="P6"/>
      <text:p text:style-name="P6"/>
      <text:p text:style-name="P18">Como tambien permite algunos otros comandos</text:p>
      <text:p text:style-name="P6"/>
      <text:list xml:id="list3372534450" text:style-name="L5">
        <text:list-item>
          <text:p text:style-name="P8">&lt;Spacebar&gt;: refresco de la información.</text:p>
        </text:list-item>
        <text:list-item>
          <text:p text:style-name="P8"><text:s/>f: selección de parámetros a mostrar.</text:p>
        </text:list-item>
        <text:list-item>
          <text:p text:style-name="P8"><text:s/>o: selección del orden <text:s/>en <text:s/>el <text:s/>que se muestra la información.</text:p>
        </text:list-item>
        <text:list-item>
          <text:p text:style-name="P8">A: modo alternativo de ofrecer los resultados.</text:p>
        </text:list-item>
      </text:list>
      <text:p text:style-name="P6"/>
      <text:p text:style-name="P6"><text:span text:style-name="T7">ps</text:span>: </text:p>
      <text:p text:style-name="P6"/>
      <text:p text:style-name="P6">muestra los procesos lanzados en el sistema por el usuario que ejecuta el comando ps. Aporta</text:p>
      <text:p text:style-name="P6">como información su PID, el número de terminal (TTY), el tiempo de uso de CPU (TIME) y el</text:p>
      <text:p text:style-name="P6">combre del comando (CMD).</text:p>
      <text:p text:style-name="P6"/>
      <text:p text:style-name="P6"/>
      <text:p text:style-name="P6"/>
      <text:p text:style-name="P10">Este nos beneficia mucho mas ya que nos muestra procesos en modo arbol</text:p>
      <text:p text:style-name="P10"/>
      <text:list xml:id="list3070978660" text:style-name="L6">
        <text:list-item>
          <text:p text:style-name="P11">ps ­e: permite visualizar caracteristicas de todos los procesos.</text:p>
        </text:list-item>
        <text:list-item>
          <text:p text:style-name="P11"><text:s/>ps ­axjf: presenta los procesos ejecutados en una estructura de árbol.</text:p>
        </text:list-item>
        <text:list-item>
          <text:p text:style-name="P11"><text:s/>ps ­t ttylist: procesos lanzados en un determinado terminal.</text:p>
        </text:list-item>
        <text:list-item>
          <text:p text:style-name="P11"><text:s/>ps ­u [user]: procesos lanzados por un determinado usuario.</text:p>
        </text:list-item>
        <text:list-item>
          <text:p text:style-name="P11"><text:s/>ps ­o [format]: presenta la información en un formato específico, por ejemplo:</text:p>
        </text:list-item>
        <text:list-item>
          <text:p text:style-name="P11">ps ­eo pid,user,args –sort user</text:p>
        </text:list-item>
      </text:list>
      <text:p text:style-name="P6"/>
      <text:p text:style-name="P6"><text:soft-page-break/></text:p>
      <text:p text:style-name="P6"/>
      <text:p text:style-name="P6"><text:span text:style-name="T7">vmstat:</text:span> muestra información relativa al sistema de memoria, incluyendo datos sobre la memoria física</text:p>
      <text:p text:style-name="P6">y virtual, la actividad de intercambio entre memoria y disco (swapping), transferencias con el</text:p>
      <text:p text:style-name="P6">disco, interrupciones, cambios de contexto y utilización del procesad<text:span text:style-name="T14">or</text:span></text:p>
      <text:p text:style-name="P6"/>
      <text:p text:style-name="P6">La sintaxis de esta orden es: vmstat t n. Donde t indica el tiempo transcurrido, normalmente en</text:p>
      <text:p text:style-name="P6">segundos, entre dos muestras consecutivas, y n es el número de muestras.</text:p>
      <text:p text:style-name="P6">La primera línea de información es irrelevante, ya que se calculan desde el instante en el que</text:p>
      <text:p text:style-name="P6">se inició el sistema hasta el momento actual</text:p>
      <text:p text:style-name="P6"/>
      <text:p text:style-name="P6"/>
      <text:p text:style-name="P6"/>
      <text:list xml:id="list1661316140" text:style-name="L7">
        <text:list-item>
          <text:p text:style-name="P9">r – procesos en espera de ser ejecutados.</text:p>
        </text:list-item>
        <text:list-item>
          <text:p text:style-name="P9">b – procesos durmiendo ininterrumpidamente.</text:p>
        </text:list-item>
        <text:list-item>
          <text:p text:style-name="P9">w – procesos intercambiados.</text:p>
        </text:list-item>
        <text:list-item>
          <text:p text:style-name="P9">swpd – memoria virtual en uso.</text:p>
        </text:list-item>
        <text:list-item>
          <text:p text:style-name="P9">free – memoria física libre.</text:p>
        </text:list-item>
        <text:list-item>
          <text:p text:style-name="P9">buff – memoria usada como buffer.</text:p>
        </text:list-item>
        <text:list-item>
          <text:p text:style-name="P9">cache – memoria usada como caché.</text:p>
        </text:list-item>
        <text:list-item>
          <text:p text:style-name="P9">si – memoria intercambiada desde disco (KB/s)</text:p>
        </text:list-item>
        <text:list-item>
          <text:p text:style-name="P9">so – memoria intercambiada hacia disco. (KB/s)</text:p>
        </text:list-item>
        <text:list-item>
          <text:p text:style-name="P9">bi – bloques de memoria por segundo enviados a disco.</text:p>
        </text:list-item>
        <text:list-item>
          <text:p text:style-name="P9">bo – bloques de memoria por segundo enviados desde disco .</text:p>
        </text:list-item>
        <text:list-item>
          <text:p text:style-name="P9">in – interrupciones por segundo.</text:p>
        </text:list-item>
        <text:list-item>
          <text:p text:style-name="P9">cs – cambios de contexto por segundo.</text:p>
        </text:list-item>
        <text:list-item>
          <text:p text:style-name="P9">us – uso del procesador ejecutando código de usuario.</text:p>
        </text:list-item>
        <text:list-item>
          <text:p text:style-name="P9">sy – uso del procesador ejecutando código de sistema.</text:p>
        </text:list-item>
        <text:list-item>
          <text:p text:style-name="P9">id – porcentaje de tiempo con el procesador ocioso.</text:p>
        </text:list-item>
      </text:list>
      <text:p text:style-name="P6"/>
      <text:p text:style-name="P10">Tambien encontramos que se pueden utilizar con algnas modificasiones</text:p>
      <text:p text:style-name="P10"/>
      <text:p text:style-name="P10"/>
      <text:list xml:id="list4213748163" text:style-name="L8">
        <text:list-item>
          <text:p text:style-name="P12"><text:s/>­<text:span text:style-name="T15">a: aporta información acerca de la memoria activa e inactiva.</text:span></text:p>
        </text:list-item>
        <text:list-item>
          <text:p text:style-name="P15"><text:s/>­f: da el número de tareas creadas desde el arranque.</text:p>
        </text:list-item>
        <text:list-item>
          <text:p text:style-name="P15"><text:s/>­d: da estadísticas del uso de los discos.</text:p>
        </text:list-item>
      </text:list>
      <text:p text:style-name="P14"/>
      <text:p text:style-name="P14"><text:span text:style-name="T7">free</text:span>: permite obtener información del estado de la memoria del sistema, tanto de la memoria física</text:p>
      <text:p text:style-name="P14">como de la del archivo de intercambio.</text:p>
      <text:p text:style-name="P14">Presenta el valor de la memoria total disponible, la que se encuentra en uso y libre, la memoria</text:p>
      <text:p text:style-name="P14">compartida que se encuentra en uso, número de buffers utilizados y tamaño de la caché.</text:p>
      <text:p text:style-name="P14">Puede utilizarse para capturar información de forma periódica: free ­s t, donde t indica el</text:p>
      <text:p text:style-name="P14">tiempo entre muestreos consecutivos.</text:p>
      <text:p text:style-name="P14"/>
      <text:p text:style-name="P14"/>
      <text:p text:style-name="P14"><text:span text:style-name="T7">df</text:span>: permite monitorizar el sistema de archivos.</text:p>
      <text:p text:style-name="P14">Muestra la cantidad de espacio disponible en cada unidad montada del sistema de archivos. El</text:p>
      <text:p text:style-name="P14">espacio se muestra en bloques de 1K por defecto.</text:p>
      <text:p text:style-name="P14"/>
      <text:list xml:id="list4149233994" text:style-name="L9">
        <text:list-item>
          <text:p text:style-name="P16">­h: mejora la legibilidad al usar unidades más grandes.</text:p>
        </text:list-item>
        <text:list-item>
          <text:p text:style-name="P16">­l: muestra solo las unidades locales.</text:p>
        </text:list-item>
      </text:list>
      <text:p text:style-name="P14"/>
      <text:p text:style-name="P14"><text:span text:style-name="T7">du</text:span>: muestra la capacidad ocupada por un directorio concreto.</text:p>
      <text:p text:style-name="P14"/>
      <text:list xml:id="list3541155812" text:style-name="L11">
        <text:list-item>
          <text:p text:style-name="P17">­h: mejora la legibilidad.</text:p>
        </text:list-item>
        <text:list-item>
          <text:p text:style-name="P24"><text:span text:style-name="T8">­all muestra información de todos los directorios.</text:span></text:p>
        </text:list-item>
      </text:list>
      <text:p text:style-name="P23"><text:span text:style-name="T8"/></text:p>
      <text:p text:style-name="P23"/>
      <text:p text:style-name="P23"><text:soft-page-break/><text:span text:style-name="T7">hdparm</text:span>: permite conocer los parámeros más importantes de un disco y cambiar algunos de sus</text:p>
      <text:p text:style-name="P23">valores de configuración.</text:p>
      <text:p text:style-name="P23">Está diseñada de forma específica para discos con interfaz IDE. Puede usarse sin</text:p>
      <text:p text:style-name="P23">modificadores, de la forma: hdparm /dev/sda1</text:p>
      <text:p text:style-name="P23"/>
      <text:list xml:id="list2323743794" text:style-name="L12">
        <text:list-item>
          <text:p text:style-name="P25">­g: para obtener la geometría del disco. Viene dada mediante la tripleta:</text:p>
        </text:list-item>
        <text:list-item>
          <text:p text:style-name="P25">cilindros/cabezales/sectores, así como el número total de sectores en el</text:p>
        </text:list-item>
        <text:list-item>
          <text:p text:style-name="P25">dispositivo y el desplazamiento desde el principio del disco</text:p>
        </text:list-item>
        <text:list-item>
          <text:p text:style-name="P25">­t: velocidad de lectura en sectores secuenciales.</text:p>
        </text:list-item>
        <text:list-item>
          <text:p text:style-name="P25">­T: velocidad de lectura de la cache, no hay acceso al disco físico.</text:p>
        </text:list-item>
      </text:list>
      <text:p text:style-name="P23"/>
      <text:p text:style-name="P23"><text:span text:style-name="T7">w</text:span>: permite obtener información acerca de los usuarios que se encuentran conectados al sistema y sus procesos.</text:p>
      <text:p text:style-name="P23"/>
      <text:p text:style-name="P23">Ofrece datos como la hora, el tiempo que lleva el sistema activo, cuantos usuarios se</text:p>
      <text:p text:style-name="P23">encuentran en el sistema y la carga del sistema como en uptime.</text:p>
      <text:p text:style-name="P23">La información que se ofrece de cada usuario es el nombre de acceso, el número de</text:p>
      <text:p text:style-name="P23">terminal, el host y los tiempos de acceso, espera y CPU usado por todos los procesos</text:p>
      <text:p text:style-name="P23">asociados al terminal (JCPU) y de los procesos del usuario (PCPU), así como los</text:p>
      <text:p text:style-name="P23">comandos ejecutados.</text:p>
      <text:p text:style-name="P23"/>
      <text:p text:style-name="P23"/>
      <text:p text:style-name="P23"><text:span text:style-name="T7">mpstat</text:span>: recoge estadísticas del rendimiento de cada procesador del sistema.</text:p>
      <text:p text:style-name="P23">Permite el uso de parámetros para definir la cantidad de tiempo entre cada toma de datos y el</text:p>
      <text:p text:style-name="P23">número de informes que se desean: mpstat time reports.</text:p>
      <text:p text:style-name="P23">La información de la cabecera hace referencia a:</text:p>
      <text:list xml:id="list3087509778" text:style-name="L13">
        <text:list-header>
          <text:p text:style-name="P26"/>
        </text:list-header>
        <text:list-item>
          <text:p text:style-name="P26"><text:s/>CPU : número asignado al procesador.</text:p>
        </text:list-item>
        <text:list-item>
          <text:p text:style-name="P26"><text:s/>%user : porcentaje de utilización a nivel de usuario (applicaciones).</text:p>
        </text:list-item>
        <text:list-item>
          <text:p text:style-name="P27"><text:s/>%nice : porcentaje de uso con prioridad nice.</text:p>
        </text:list-item>
        <text:list-item>
          <text:p text:style-name="P27"><text:s/>%sys : uso a nivel de sisema</text:p>
        </text:list-item>
        <text:list-item>
          <text:p text:style-name="P27">%iowait : en espera tras enviar una salida aun dispositivo E/S.</text:p>
        </text:list-item>
        <text:list-item>
          <text:p text:style-name="P26">%irq : en servicio a interrupciones del hardware.</text:p>
        </text:list-item>
        <text:list-item>
          <text:p text:style-name="P26">%soft : en servicio a interrupciones del software.</text:p>
        </text:list-item>
        <text:list-item>
          <text:p text:style-name="P26">%steal : servicio a peticiones de recurso de otro procesador.</text:p>
        </text:list-item>
        <text:list-item>
          <text:p text:style-name="P26">%idle : tiempo en espera de respuesta de un dispositivo E/S.</text:p>
        </text:list-item>
        <text:list-item>
          <text:p text:style-name="P26">intr/s : número total de interrupcione recibidas por segundo.</text:p>
        </text:list-item>
      </text:list>
      <text:list xml:id="list2543763734" text:style-name="L14">
        <text:list-item>
          <text:p text:style-name="P28">P cpu_number: información de una CPU concreta.</text:p>
        </text:list-item>
        <text:list-item>
          <text:p text:style-name="P28">­P ALL: todas las CPUs</text:p>
        </text:list-item>
      </text:list>
      <text:p text:style-name="P23"/>
      <text:p text:style-name="P23"/>
      <text:p text:style-name="P23"><text:span text:style-name="T7">iostat</text:span>: genera informes de la actividad de ls CPU y de la actividad de E/S en dispositivos.</text:p>
      <text:p text:style-name="P23">Se usa para monitorizar las entradas y salidas en los dispositivos del sistema, observando el</text:p>
      <text:p text:style-name="P23">tiempo durante el cual los dispositivos permaneces activos en relación con sus tiempos medios</text:p>
      <text:p text:style-name="P23">de transferencia de datos, Esta información puede ser usada para cambiar la configuración del</text:p>
      <text:p text:style-name="P23">sistema para mejorar el balance entradas/salidas en los discos físicos.</text:p>
      <text:p text:style-name="P23">La primera línea de información es similar a la ofrecida por mpstat y permite el uso de</text:p>
      <text:p text:style-name="P23">parámetros para definir la cantidad de tiempo entre cada toma de datos y el número de</text:p>
      <text:p text:style-name="P23">informes que se desean: iostat time reports.</text:p>
      <text:p text:style-name="P23"/>
      <text:p text:style-name="P23"/>
      <text:p text:style-name="P23"/>
      <text:p text:style-name="P23"><text:soft-page-break/><text:span text:style-name="T7">Device</text:span>: nombre del dispositivo o partición</text:p>
      <text:list xml:id="list2068837637" text:style-name="L15">
        <text:list-item>
          <text:p text:style-name="P29">tps : número de transferencias por segundo. Cada transferencia puede ser de</text:p>
        </text:list-item>
        <text:list-item>
          <text:p text:style-name="P29">entrada o salida y de tamaño indeteerminado.</text:p>
        </text:list-item>
        <text:list-item>
          <text:p text:style-name="P29">Blk_read/s : cantidad de datos leidos por segundo, expresado en bloques por</text:p>
        </text:list-item>
        <text:list-item>
          <text:p text:style-name="P29">segundo. Cada bloque tiene un tamaño de 512 bytes, aunque este parámetro</text:p>
        </text:list-item>
        <text:list-item>
          <text:p text:style-name="P29">depende del kernel.</text:p>
        </text:list-item>
        <text:list-item>
          <text:p text:style-name="P29">Blk_wrtn/s : cantidad de datos escritos por segundo, expresado en bloques por</text:p>
        </text:list-item>
        <text:list-item>
          <text:p text:style-name="P29">segundo.</text:p>
        </text:list-item>
        <text:list-item>
          <text:p text:style-name="P29"><text:s/>Blk_read : número total de bloques leídos.</text:p>
        </text:list-item>
        <text:list-item>
          <text:p text:style-name="P29"><text:s/>Blk_wrtn : número total de bloque escritos.</text:p>
        </text:list-item>
        <text:list-item>
          <text:p text:style-name="P29"><text:s/>kB_read/s : cantidad de datos leídos, expresada en kilobytes por segundo.</text:p>
        </text:list-item>
        <text:list-item>
          <text:p text:style-name="P29"><text:s/>kB_wrtn/s : cantidad de datos escritos, expresada en kilobytes por segundo.</text:p>
        </text:list-item>
        <text:list-item>
          <text:p text:style-name="P29"><text:s/>kB_read : número total de kilobytes leídos.</text:p>
        </text:list-item>
        <text:list-item>
          <text:p text:style-name="P29"><text:s/>kB_wrtn : número total de kilobytes escritos.</text:p>
        </text:list-item>
        <text:list-item>
          <text:p text:style-name="P29"><text:s/>MB_read/s</text:p>
        </text:list-item>
        <text:list-item>
          <text:p text:style-name="P29"><text:s/>MB_wrtn/s</text:p>
        </text:list-item>
        <text:list-item>
          <text:p text:style-name="P29"><text:s/>MB_read</text:p>
        </text:list-item>
        <text:list-item>
          <text:p text:style-name="P29"><text:s/>MB_wrtn</text:p>
        </text:list-item>
        <text:list-item>
          <text:p text:style-name="P29"><text:s/>rrqm/s : número total de peticiones de lectura por segundo que entraron en la</text:p>
        </text:list-item>
        <text:list-item>
          <text:p text:style-name="P29">cola del dispositivo.</text:p>
        </text:list-item>
        <text:list-item>
          <text:p text:style-name="P29"><text:s/>wrqm/s : idem de escritura.</text:p>
        </text:list-item>
        <text:list-item>
          <text:p text:style-name="P29"><text:s/>r/s : número total de peticiones de lectura por segundo servidas por el</text:p>
          <text:p text:style-name="P29">dispositivo.</text:p>
        </text:list-item>
        <text:list-item>
          <text:p text:style-name="P30"><text:s/>w/s : idem de escritura.</text:p>
        </text:list-item>
        <text:list-item>
          <text:p text:style-name="P30">rsec/s : <text:span text:style-name="T16">n</text:span>úmero de sectores leídos por segundo.</text:p>
        </text:list-item>
        <text:list-item>
          <text:p text:style-name="P29"><text:s/>wsec/s : idem escritos</text:p>
        </text:list-item>
        <text:list-item>
          <text:p text:style-name="P30">rkB/s : número de kilobytes leídos <text:span text:style-name="T16">p</text:span>or segundo</text:p>
        </text:list-item>
      </text:list>
      <text:p text:style-name="P31"/>
      <text:list xml:id="list3199930676" text:style-name="L16">
        <text:list-item>
          <text:p text:style-name="P32">.­c: información solo de CPU.</text:p>
        </text:list-item>
        <text:list-item>
          <text:p text:style-name="P32"><text:s/>­d: información sólo de dispositivos.</text:p>
        </text:list-item>
        <text:list-item>
          <text:p text:style-name="P32">­k: ussa kilobytes.</text:p>
        </text:list-item>
        <text:list-item>
          <text:p text:style-name="P32">­c: información solo de CPU.</text:p>
        </text:list-item>
        <text:list-item>
          <text:p text:style-name="P32"><text:s/>­d: información sólo de dispositivos.</text:p>
        </text:list-item>
        <text:list-item>
          <text:p text:style-name="P32"><text:s/>­k: usa kilobytes.</text:p>
        </text:list-item>
      </text:list>
      <text:p text:style-name="P31"/>
      <text:p text:style-name="P3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onospace" svg:font-family="monospace"/>
    <style:font-face style:name="sans-serif" svg:font-family="sans-serif"/>
    <style:font-face style:name="FreeSans1" svg:font-family="FreeSans" style:font-family-generic="swiss"/>
    <style:font-face style:name="LM Mono 12" svg:font-family="'LM Mono 12'" style:font-pitch="fixed"/>
    <style:font-face style:name="cmex10" svg:font-family="cmex10" style:font-pitch="variable"/>
    <style:font-face style:name="Bitstream Vera Serif" svg:font-family="'Bitstream Vera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6T20:39:15.834135897</meta:creation-date>
    <dc:date>2017-10-16T22:58:56.010878975</dc:date>
    <meta:editing-duration>PT10M25S</meta:editing-duration>
    <meta:editing-cycles>2</meta:editing-cycles>
    <meta:generator>LibreOffice/5.4.0.3$Linux_x86 LibreOffice_project/40m0$Build-3</meta:generator>
    <meta:document-statistic meta:table-count="0" meta:image-count="0" meta:object-count="0" meta:page-count="4" meta:paragraph-count="158" meta:word-count="1534" meta:character-count="8767" meta:non-whitespace-character-count="7454"/>
  </office:meta>
</office:document-meta>
</file>